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11a6" officeooo:paragraph-rsid="002011a6"/>
    </style:style>
    <style:style style:name="P2" style:family="paragraph" style:parent-style-name="Standard">
      <style:text-properties officeooo:rsid="00207a60" officeooo:paragraph-rsid="00207a60"/>
    </style:style>
    <style:style style:name="P3" style:family="paragraph" style:parent-style-name="Standard">
      <style:text-properties officeooo:rsid="00207a60" officeooo:paragraph-rsid="0020d53b"/>
    </style:style>
    <style:style style:name="P4" style:family="paragraph" style:parent-style-name="Standard">
      <style:text-properties officeooo:rsid="00207a60" officeooo:paragraph-rsid="00207a60"/>
    </style:style>
    <style:style style:name="P5" style:family="paragraph" style:parent-style-name="Standard">
      <style:text-properties officeooo:rsid="00207a60" officeooo:paragraph-rsid="00249d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 3.1 We’ve seen that multiplication binds more tightly than division. Can you</text:p>
      <text:p text:style-name="Standard">think of a way to determine whether function application binds more or less tightly</text:p>
      <text:p text:style-name="Standard">than multiplication?</text:p>
      <text:p text:style-name="Standard"/>
      <text:p text:style-name="P1">I did something like</text:p>
      <text:p text:style-name="P1"/>
      <text:p text:style-name="P1">plus x y = x + y</text:p>
      <text:p text:style-name="P1">plus 3 5 * 2</text:p>
      <text:p text:style-name="P1"/>
      <text:p text:style-name="P1">and got 16 instead of 13 which tells me functions bind more tightly</text:p>
      <text:p text:style-name="P1">correct answer, book wanted me to use sqrt though</text:p>
      <text:p text:style-name="P1"/>
      <text:p text:style-name="P1">_______________________________-</text:p>
      <text:p text:style-name="P1"/>
      <text:p text:style-name="P1">Exercise 3.2 Use a combination of fst and snd to extract the character out of the tuple</text:p>
      <text:p text:style-name="P1">((1,’a’),"foo").</text:p>
      <text:p text:style-name="P1"/>
      <text:p text:style-name="P2">I did </text:p>
      <text:p text:style-name="P2"/>
      <text:p text:style-name="P2">a = ((1,’a’),”foo”)</text:p>
      <text:p text:style-name="P2">snd (fst a)</text:p>
      <text:p text:style-name="P2"/>
      <text:p text:style-name="P2">correct</text:p>
      <text:p text:style-name="P2">________________________________-----</text:p>
      <text:p text:style-name="P2"/>
      <text:p text:style-name="P2">Exercise 3.3 Use map to convert a string into a list of booleans, each element in the</text:p>
      <text:p text:style-name="P2">new list representing whether or not the original element was a lower-case character.</text:p>
      <text:p text:style-name="P2">That is, it should take the string “aBCde” and return [True,False,False,True,True].</text:p>
      <text:p text:style-name="P2"/>
      <text:p text:style-name="P3">3.3:</text:p>
      <text:p text:style-name="P3">map isLower "aBCde"</text:p>
      <text:p text:style-name="P3">__________________________________________</text:p>
      <text:p text:style-name="P2">Exercise 3.4 Use the functions mentioned in this section (you will need two of them)</text:p>
      <text:p text:style-name="P2">to compute the number of lower-case letters in a string. For instance, on “aBCde” it</text:p>
      <text:p text:style-name="P2">should return 3.</text:p>
      <text:p text:style-name="P2"/>
      <text:p text:style-name="P3">3.4:</text:p>
      <text:p text:style-name="P3">length (filter isLower "aBCde")</text:p>
      <text:p text:style-name="P3">______________________________________________</text:p>
      <text:p text:style-name="P3"/>
      <text:p text:style-name="P2">Exercise 3.5 We’ve seen how to calculate sums and products using folding functions.</text:p>
      <text:p text:style-name="P2">Given that the function max returns the maximum of two numbers, write a function</text:p>
      <text:p text:style-name="P2">using a fold that will return the maximum value in a list (and zero if the list is empty).</text:p>
      <text:p text:style-name="P2">So, when applied to [5,10,2,8,1] it will return 10. Assume that the values in the list are</text:p>
      <text:p text:style-name="P2">always ≥ 0. Explain to yourself why it works.</text:p>
      <text:p text:style-name="P2"/>
      <text:p text:style-name="P3">3.5:</text:p>
      <text:p text:style-name="P3">foldr (max) 0 [5,10,2,8,1]</text:p>
      <text:p text:style-name="P3"/>
      <text:p text:style-name="P3"><text:soft-page-break/></text:p>
      <text:p text:style-name="P3"/>
      <text:p text:style-name="P3">I decided to come up with a way where it wouldn’t fail with negative number. Here is what I came up with</text:p>
      <text:p text:style-name="P3"/>
      <text:p text:style-name="P3">a = [-1,-2,-3]</text:p>
      <text:p text:style-name="P3">foldr (max) (head a) a</text:p>
      <text:p text:style-name="P3"/>
      <text:p text:style-name="P3">seems to work</text:p>
      <text:p text:style-name="P3">_________________________________________________________________________</text:p>
      <text:p text:style-name="P2">Exercise 3.6 Write a function that takes a list of pairs of length at least 2 and re-</text:p>
      <text:p text:style-name="P2">turns the first component of the second element in the list. So, when provided with</text:p>
      <text:p text:style-name="P2">[(5,’b’),(1,’c’),(6,’a’)], it will return 1</text:p>
      <text:p text:style-name="P2"/>
      <text:p text:style-name="P2">3.6:</text:p>
      <text:p text:style-name="P2">a = [(5,'b'),(1,'c'),(6,'a')]</text:p>
      <text:p text:style-name="P2">fst (head (tail a))</text:p>
      <text:p text:style-name="P2"/>
      <text:p text:style-name="P2">______________________________________________________</text:p>
      <text:p text:style-name="P2"/>
      <text:p text:style-name="P2">Exercise 3.7 The fibonacci sequence is defined by:</text:p>
      <text:p text:style-name="P2">#</text:p>
      <text:p text:style-name="P2">1</text:p>
      <text:p text:style-name="P2">n = 1 or n = 2</text:p>
      <text:p text:style-name="P2">F n =</text:p>
      <text:p text:style-name="P2">F n−2 + F n−1 otherwise</text:p>
      <text:p text:style-name="P2">Write a recursive function fib that takes a positive integer n as a parameter and</text:p>
      <text:p text:style-name="P2">calculates F n .</text:p>
      <text:p text:style-name="P2"/>
      <text:p text:style-name="P2">fib 1 = 1</text:p>
      <text:p text:style-name="P2">fib 0 = 0</text:p>
      <text:p text:style-name="P2">fib n = fib (n - 2) + fib (n - 1)</text:p>
      <text:p text:style-name="P2"/>
      <text:p text:style-name="P2">____________________________________________________________</text:p>
      <text:p text:style-name="P2"/>
      <text:p text:style-name="P2">Exercise 3.8 Define a recursive function mult that takes two positive integers a and</text:p>
      <text:p text:style-name="P2">b and returns a*b, but only uses addition (i.e., no fair just using multiplication). Begin</text:p>
      <text:p text:style-name="P2">by making a mathematical definition in the style of the previous exercise and the rest of</text:p>
      <text:p text:style-name="P2">this section.</text:p>
      <text:p text:style-name="P2"/>
      <text:p text:style-name="P2">mult a 1 = a</text:p>
      <text:p text:style-name="P2">mult a b = a + mult a (b – 1)</text:p>
      <text:p text:style-name="P2"/>
      <text:p text:style-name="P5">____________________________________________________________</text:p>
      <text:p text:style-name="P5"/>
      <text:p text:style-name="P2">Exercise 3.9 Define a recursive function my map that behaves identically to the stan-</text:p>
      <text:p text:style-name="P2">dard function map.</text:p>
      <text:p text:style-name="P2"/>
      <text:p text:style-name="P2">my_map func [] = []</text:p>
      <text:p text:style-name="P2"><text:soft-page-break/>my_map func (hd:tl) = func hd : my_map func tl</text:p>
      <text:p text:style-name="P2"/>
      <text:p text:style-name="P2">___________________________________________________________________-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0:14:14.934252466</meta:creation-date>
    <meta:generator>LibreOffice/7.0.4.2$Linux_X86_64 LibreOffice_project/00$Build-2</meta:generator>
    <dc:date>2023-06-24T17:17:25.752818278</dc:date>
    <meta:editing-duration>PT1H56M56S</meta:editing-duration>
    <meta:editing-cycles>10</meta:editing-cycles>
    <meta:document-statistic meta:table-count="0" meta:image-count="0" meta:object-count="0" meta:page-count="3" meta:paragraph-count="71" meta:word-count="501" meta:character-count="3027" meta:non-whitespace-character-count="2595"/>
  </office:meta>
</office:document-meta>
</file>